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2" draw:style-name="a871" draw:master-page-name="Master1-Layout1-cust-Capa-da-Apresentação" presentation:presentation-page-layout-name="Master1-PPL1" draw:id="Slide-257"/>
      <draw:page draw:name="Slide3" draw:style-name="a872" draw:master-page-name="Master1-Layout2-title-Slide-de-Título" presentation:presentation-page-layout-name="Master1-PPL2" draw:id="Slide-258">
        <draw:frame draw:id="id99" presentation:style-name="a877" draw:name="Título 1" svg:x="0.75in" svg:y="0.89063in" svg:width="8.5in" svg:height="2.61111in" presentation:class="title" presentation:placeholder="false">
          <draw:text-box>
            <text:p text:style-name="a876" text:class-names="" text:cond-style-name=""><text:span text:style-name="a873" text:class-names="">Cadastro Técnico<text:s text:c="1"/></text:span><text:span text:style-name="a874" text:class-names="">Multifinalitário</text:span><text:span text:style-name="a875" text:class-names=""/></text:p>
          </draw:text-box>
          <svg:title/>
          <svg:desc/>
        </draw:frame>
        <draw:frame draw:id="id100" presentation:style-name="a881" draw:name="Subtítulo 2" svg:x="1.25in" svg:y="3.93924in" svg:width="7.5in" svg:height="1.38863in" presentation:class="subtitle" presentation:placeholder="false">
          <draw:text-box>
            <text:p text:style-name="a880" text:class-names="" text:cond-style-name=""><text:span text:style-name="a878" text:class-names="">Elmo Neto</text:span><text:span text:style-name="a879" text:class-names=""/></text:p>
          </draw:text-box>
          <svg:title/>
          <svg:desc/>
        </draw:frame>
        <draw:frame draw:id="id101" draw:style-name="a886" draw:name="Espaço Reservado para Data 3" svg:x="0.6875in" svg:y="6.95139in" svg:width="1.875in" svg:height="0.39931in">
          <draw:text-box>
            <text:p text:style-name="a885" text:class-names="" text:cond-style-name=""><text:span text:style-name="a882" text:class-names=""><text:date text:fixed="false" style:data-style-name="a883">16/01/2019</text:date></text:span><text:span text:style-name="a884" text:class-names=""/></text:p>
          </draw:text-box>
          <svg:title/>
          <svg:desc/>
        </draw:frame>
        <draw:frame draw:id="id102" draw:style-name="a889" draw:name="Espaço Reservado para Rodapé 4" svg:x="2.9375in" svg:y="6.625in" svg:width="4.1875in" svg:height="0.7257in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03" draw:style-name="a893" draw:name="Espaço Reservado para Número de Slide 5" svg:x="7.54167in" svg:y="6.95139in" svg:width="1.77083in" svg:height="0.39931in">
          <draw:text-box>
            <text:p text:style-name="a892" text:class-names="" text:cond-style-name=""><text:span text:style-name="a890" text:class-names=""><text:page-number style:num-format="1" text:fixed="false">2</text:page-number></text:span><text:span text:style-name="a891" text:class-names=""/></text:p>
          </draw:text-box>
          <svg:title/>
          <svg:desc/>
        </draw:frame>
      </draw:page>
      <draw:page draw:name="Slide4" draw:style-name="a894" draw:master-page-name="Master1-Layout3-obj-Título-e-Conteúdo" presentation:presentation-page-layout-name="Master1-PPL3" draw:id="Slide-259">
        <draw:frame draw:id="id104" presentation:style-name="a898" draw:name="Título 1" svg:x="0.6875in" svg:y="0.39931in" svg:width="8.625in" svg:height="1.44965in" presentation:class="title" presentation:placeholder="false">
          <draw:text-box>
            <text:p text:style-name="a897" text:class-names="" text:cond-style-name=""><text:span text:style-name="a895" text:class-names="">Introdução</text:span><text:span text:style-name="a896" text:class-names=""/></text:p>
          </draw:text-box>
          <svg:title/>
          <svg:desc/>
        </draw:frame>
        <draw:frame draw:id="id105" presentation:style-name="a916" draw:name="Espaço Reservado para Conteúdo 2" svg:x="0.6875in" svg:y="1.95486in" svg:width="8.625in" svg:height="4.42361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899" text:class-names="">Primeiro Nível</text:span><text:span text:style-name="a900" text:class-names=""/></text:p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Segundo Nível</text:span></text:p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list text:style-name="a908">
                      <text:list-item>
                        <text:p text:style-name="a907" text:class-names="" text:cond-style-name=""><text:span text:style-name="a90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list text:style-name="a912">
                      <text:list-item>
                        <text:list text:style-name="a912">
                          <text:list-item>
                            <text:p text:style-name="a911" text:class-names="" text:cond-style-name=""><text:span text:style-name="a909" text:class-names="">Quarto Nível</text:span><text:span text:style-name="a91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list text:style-name="a915">
                      <text:list-item>
                        <text:list text:style-name="a915">
                          <text:list-item>
                            <text:list text:style-name="a915">
                              <text:list-item>
                                <text:p text:style-name="a914" text:class-names="" text:cond-style-name=""><text:span text:style-name="a91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6" draw:style-name="a921" draw:name="Espaço Reservado para Data 3" svg:x="0.6875in" svg:y="6.95139in" svg:width="1.875in" svg:height="0.39931in">
          <draw:text-box>
            <text:p text:style-name="a920" text:class-names="" text:cond-style-name=""><text:span text:style-name="a917" text:class-names=""><text:date text:fixed="false" style:data-style-name="a918">16/01/2019</text:date></text:span><text:span text:style-name="a919" text:class-names=""/></text:p>
          </draw:text-box>
          <svg:title/>
          <svg:desc/>
        </draw:frame>
        <draw:frame draw:id="id107" draw:style-name="a924" draw:name="Espaço Reservado para Rodapé 4" svg:x="2.9375in" svg:y="6.625in" svg:width="4.1875in" svg:height="0.7257in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08" draw:style-name="a928" draw:name="Espaço Reservado para Número de Slide 5" svg:x="7.54167in" svg:y="6.95139in" svg:width="1.77083in" svg:height="0.39931in">
          <draw:text-box>
            <text:p text:style-name="a927" text:class-names="" text:cond-style-name=""><text:span text:style-name="a925" text:class-names=""><text:page-number style:num-format="1" text:fixed="false">3</text:page-number></text:span><text:span text:style-name="a92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Capa da Apresentação"/>
    <style:presentation-page-layout style:name="Master1-PPL2" style:display-name="Slide de Título">
      <presentation:placeholder presentation:object="title" svg:x="0.75in" svg:y="0.89063in" svg:width="8.5in" svg:height="2.61111in"/>
      <presentation:placeholder presentation:object="subtitle" svg:x="1.25in" svg:y="3.93924in" svg:width="7.5in" svg:height="1.38863in"/>
      <presentation:placeholder presentation:object="date-time" svg:x="0.6875in" svg:y="6.95139in" svg:width="1.875in" svg:height="0.39931in"/>
      <presentation:placeholder presentation:object="footer" svg:x="2.9375in" svg:y="6.625in" svg:width="4.1875in" svg:height="0.7257in"/>
      <presentation:placeholder presentation:object="page-number" svg:x="7.54167in" svg:y="6.95139in" svg:width="1.77083in" svg:height="0.39931in"/>
    </style:presentation-page-layout>
    <style:presentation-page-layout style:name="Master1-PPL3" style:display-name="Título e Conteúdo">
      <presentation:placeholder presentation:object="title" svg:x="0.6875in" svg:y="0.39931in" svg:width="8.625in" svg:height="1.44965in"/>
      <presentation:placeholder presentation:object="object" svg:x="0.6875in" svg:y="1.95486in" svg:width="8.625in" svg:height="4.42361in"/>
      <presentation:placeholder presentation:object="date-time" svg:x="0.6875in" svg:y="6.95139in" svg:width="1.875in" svg:height="0.39931in"/>
      <presentation:placeholder presentation:object="footer" svg:x="2.9375in" svg:y="6.625in" svg:width="4.1875in" svg:height="0.7257in"/>
      <presentation:placeholder presentation:object="page-number" svg:x="7.54167in" svg:y="6.95139in" svg:width="1.77083in" svg:height="0.39931in"/>
    </style:presentation-page-layout>
    <style:presentation-page-layout style:name="Master1-PPL4" style:display-name="Cabeçalho da Seção">
      <presentation:placeholder presentation:object="title" svg:x="0.6875in" svg:y="1.16393in" svg:width="8.625in" svg:height="2.27123in"/>
      <presentation:placeholder presentation:object="outline" svg:x="0.71875in" svg:y="3.55265in" svg:width="8.625in" svg:height="1.64062in"/>
      <presentation:placeholder presentation:object="date-time" svg:x="0.6875in" svg:y="6.95139in" svg:width="1.875in" svg:height="0.39931in"/>
      <presentation:placeholder presentation:object="footer" svg:x="2.9375in" svg:y="6.625in" svg:width="4.1875in" svg:height="0.7257in"/>
      <presentation:placeholder presentation:object="page-number" svg:x="7.54167in" svg:y="6.95139in" svg:width="1.77083in" svg:height="0.39931in"/>
    </style:presentation-page-layout>
    <style:presentation-page-layout style:name="Master1-PPL5" style:display-name="Duas Partes de Conteúdo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1.875in" svg:height="0.39931in"/>
      <presentation:placeholder presentation:object="footer" svg:x="2.9375in" svg:y="6.625in" svg:width="4.1875in" svg:height="0.7257in"/>
      <presentation:placeholder presentation:object="page-number" svg:x="7.54167in" svg:y="6.95139in" svg:width="1.77083in" svg:height="0.39931in"/>
    </style:presentation-page-layout>
    <style:presentation-page-layout style:name="Master1-PPL6" style:display-name="Comparação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1.875in" svg:height="0.39931in"/>
      <presentation:placeholder presentation:object="footer" svg:x="2.9375in" svg:y="6.625in" svg:width="4.1875in" svg:height="0.7257in"/>
      <presentation:placeholder presentation:object="page-number" svg:x="7.54167in" svg:y="6.95139in" svg:width="1.77083in" svg:height="0.39931in"/>
    </style:presentation-page-layout>
    <style:presentation-page-layout style:name="Master1-PPL7" style:display-name="Somente Título">
      <presentation:placeholder presentation:object="title" svg:x="0.6875in" svg:y="0.39931in" svg:width="8.625in" svg:height="1.44965in"/>
      <presentation:placeholder presentation:object="date-time" svg:x="0.6875in" svg:y="6.95139in" svg:width="1.875in" svg:height="0.39931in"/>
      <presentation:placeholder presentation:object="footer" svg:x="2.9375in" svg:y="6.625in" svg:width="4.1875in" svg:height="0.7257in"/>
      <presentation:placeholder presentation:object="page-number" svg:x="7.54167in" svg:y="6.95139in" svg:width="1.77083in" svg:height="0.39931in"/>
    </style:presentation-page-layout>
    <style:presentation-page-layout style:name="Master1-PPL8" style:display-name="Em branco">
      <presentation:placeholder presentation:object="date-time" svg:x="0.6875in" svg:y="6.95139in" svg:width="1.875in" svg:height="0.39931in"/>
      <presentation:placeholder presentation:object="footer" svg:x="2.9375in" svg:y="6.625in" svg:width="4.1875in" svg:height="0.7257in"/>
      <presentation:placeholder presentation:object="page-number" svg:x="7.54167in" svg:y="6.95139in" svg:width="1.77083in" svg:height="0.39931in"/>
    </style:presentation-page-layout>
    <style:presentation-page-layout style:name="Master1-PPL9" style:display-name="Conteúdo com Legenda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1.875in" svg:height="0.39931in"/>
      <presentation:placeholder presentation:object="footer" svg:x="2.9375in" svg:y="6.625in" svg:width="4.1875in" svg:height="0.7257in"/>
      <presentation:placeholder presentation:object="page-number" svg:x="7.54167in" svg:y="6.95139in" svg:width="1.77083in" svg:height="0.39931in"/>
    </style:presentation-page-layout>
    <style:presentation-page-layout style:name="Master1-PPL10" style:display-name="Imagem com Legenda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1.875in" svg:height="0.39931in"/>
      <presentation:placeholder presentation:object="footer" svg:x="2.9375in" svg:y="6.625in" svg:width="4.1875in" svg:height="0.7257in"/>
      <presentation:placeholder presentation:object="page-number" svg:x="7.54167in" svg:y="6.95139in" svg:width="1.77083in" svg:height="0.39931in"/>
    </style:presentation-page-layout>
    <style:presentation-page-layout style:name="Master1-PPL11" style:display-name="Título e Texto Vertical">
      <presentation:placeholder presentation:object="title" svg:x="0.6875in" svg:y="0.39931in" svg:width="8.625in" svg:height="1.44965in"/>
      <presentation:placeholder presentation:object="outline" svg:x="0.6875in" svg:y="1.95486in" svg:width="8.625in" svg:height="4.42361in"/>
      <presentation:placeholder presentation:object="date-time" svg:x="0.6875in" svg:y="6.95139in" svg:width="1.875in" svg:height="0.39931in"/>
      <presentation:placeholder presentation:object="footer" svg:x="2.9375in" svg:y="6.625in" svg:width="4.1875in" svg:height="0.7257in"/>
      <presentation:placeholder presentation:object="page-number" svg:x="7.54167in" svg:y="6.95139in" svg:width="1.77083in" svg:height="0.39931in"/>
    </style:presentation-page-layout>
    <style:presentation-page-layout style:name="Master1-PPL12" style:display-name="Texto e Título Vertical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1.875in" svg:height="0.39931in"/>
      <presentation:placeholder presentation:object="footer" svg:x="2.9375in" svg:y="6.625in" svg:width="4.1875in" svg:height="0.7257in"/>
      <presentation:placeholder presentation:object="page-number" svg:x="7.54167in" svg:y="6.95139in" svg:width="1.7708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" style:parent-style-name="Graphics">
      <style:graphic-properties draw:fill="none" draw:stroke="none"/>
    </style:style>
    <style:style style:family="paragraph" style:name="a4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 style:parent-style-name="Graphics">
      <style:graphic-properties draw:fill="none" draw:stroke="none"/>
    </style:style>
    <style:style style:family="graphic" style:name="a77" style:parent-style-name="Graphics">
      <style:graphic-properties draw:fill="none" draw:stroke="non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draw:stroke="non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 style:parent-style-name="Graphics">
      <style:graphic-properties draw:fill="none" draw:stroke="non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 style:parent-style-name="Graphics">
      <style:graphic-properties draw:fill="none" draw:stroke="non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 style:parent-style-name="Graphics">
      <style:graphic-properties draw:fill="none" draw:stroke="non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8" style:parent-style-name="Graphics">
      <style:graphic-properties draw:fill="none" draw:stroke="non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46" style:parent-style-name="Graphics">
      <style:graphic-properties draw:fill="none" draw:stroke="non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04" style:parent-style-name="Graphics">
      <style:graphic-properties draw:fill="none" draw:stroke="non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1" style:parent-style-name="Graphics">
      <style:graphic-properties draw:fill="none" draw:stroke="non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6" style:parent-style-name="Graphics">
      <style:graphic-properties draw:fill="none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 style:parent-style-name="Graphics">
      <style:graphic-properties draw:fill="none" draw:stroke="non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 style:parent-style-name="Graphics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 style:parent-style-name="Graphics">
      <style:graphic-properties draw:fill="none" draw:stroke="none"/>
    </style:style>
    <style:style style:family="paragraph" style:name="a4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custom-shape svg:x="0in" svg:y="6.52778in" svg:width="10in" svg:height="0.97222in" draw:id="id0" draw:style-name="a3" draw:name="Retângulo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0.6875in" svg:y="0.39931in" svg:width="8.625in" svg:height="1.44965in" presentation:class="title" presentation:placeholder="false">
        <draw:text-box>
          <text:p text:style-name="a6" text:class-names="" text:cond-style-name=""><text:span text:style-name="a4" text:class-names="">Clique para editar o título mestre</text:span><text:span text:style-name="a5" text:class-names=""/></text:p>
        </draw:text-box>
        <svg:title/>
        <svg:desc/>
      </draw:frame>
      <draw:frame draw:id="id2" presentation:style-name="a24" draw:name="Text Placeholder 2" svg:x="0.6875in" svg:y="1.95486in" svg:width="8.625in" svg:height="4.42361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EDITAR ESTILOS DE TEXTO MESTRE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GUNDO NÍ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Quinto Ní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9" draw:name="Date Placeholder 3" svg:x="0.6875in" svg:y="6.95139in" svg:width="1.875in" svg:height="0.39931in" presentation:class="date-time" presentation:placeholder="false">
        <draw:text-box>
          <text:p text:style-name="a28" text:class-names="" text:cond-style-name=""><text:span text:style-name="a25" text:class-names=""><text:date text:fixed="false" style:data-style-name="a26">16/01/2019</text:date></text:span><text:span text:style-name="a27" text:class-names=""/></text:p>
        </draw:text-box>
        <svg:title/>
        <svg:desc/>
      </draw:frame>
      <draw:frame draw:id="id4" presentation:style-name="a32" draw:name="Footer Placeholder 4" svg:x="2.9375in" svg:y="6.625in" svg:width="4.1875in" svg:height="0.7257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5" presentation:style-name="a36" draw:name="Slide Number Placeholder 5" svg:x="7.54167in" svg:y="6.95139in" svg:width="1.77083in" svg:height="0.39931in" presentation:class="page-number" presentation:placeholder="false">
        <draw:text-box>
          <text:p text:style-name="a35" text:class-names="" text:cond-style-name=""><text:span text:style-name="a33" text:class-names=""><text:page-number style:num-format="1" text:fixed="false">‹nº›</text:page-number></text:span><text:span text:style-name="a34" text:class-names=""/></text:p>
        </draw:text-box>
        <svg:title/>
        <svg:desc/>
      </draw:frame>
      <draw:frame draw:id="id6" draw:style-name="a37" draw:name="Imagem 9" svg:x="3.11111in" svg:y="6.54018in" svg:width="4.01389in" svg:height="0.89533in" style:rel-width="scale" style:rel-height="scale">
        <draw:image xlink:href="media/image1.png" xlink:type="simple" xlink:show="embed" xlink:actuate="onLoad"/>
        <svg:title/>
        <svg:desc/>
      </draw:frame>
      <presentation:notes style:page-layout-name="pageLayout2" draw:style-name="a70">
        <draw:frame draw:id="id7" presentation:style-name="a40" draw:name="Espaço Reservado para Cabeçalho 1" svg:x="0in" svg:y="0in" svg:width="3.25in" svg:height="0.50174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8" presentation:style-name="a45" draw:name="Espaço Reservado para Data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1" text:class-names=""><text:date text:fixed="false" style:data-style-name="a42">16/01/2019</text:date></text:span><text:span text:style-name="a43" text:class-names=""/></text:p>
          </draw:text-box>
          <svg:title/>
          <svg:desc/>
        </draw:frame>
        <draw:page-thumbnail svg:x="1.5in" svg:y="1.25in" svg:width="4.5in" svg:height="3.375in" presentation:class="page" draw:id="id9" presentation:style-name="a46" draw:name="Espaço Reservado para Imagem de Slide 3">
          <svg:title/>
          <svg:desc/>
        </draw:page-thumbnail>
        <draw:frame draw:id="id10" presentation:style-name="a62" draw:name="Espaço Reservado para Anotações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Editar estilos de texto Mestre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gundo nível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8" text:class-names="">Quinto nível</text:span><text:span text:style-name="a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5" draw:name="Espaço Reservado para Rodapé 5" svg:x="0in" svg:y="9.49826in" svg:width="3.25in" svg:height="0.50174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2" presentation:style-name="a69" draw:name="Espaço Reservado para Número de Slide 6" svg:x="4.24826in" svg:y="9.49826in" svg:width="3.25in" svg:height="0.50174in" presentation:class="page-number" presentation:placeholder="false">
          <draw:text-box>
            <text:p text:style-name="a68" text:class-names="" text:cond-style-name=""><text:span text:style-name="a66" text:class-names=""><text:page-number style:num-format="1" text:fixed="false">‹nº›</text:page-number></text:span><text:span text:style-name="a67" text:class-names=""/></text:p>
          </draw:text-box>
          <svg:title/>
          <svg:desc/>
        </draw:frame>
      </presentation:notes>
    </style:master-page>
    <style:master-page style:name="Master1-Layout1-cust-Capa-da-Apresentação" style:page-layout-name="pageLayout1" draw:style-name="a71">
      <draw:custom-shape svg:x="0in" svg:y="6.52778in" svg:width="10in" svg:height="0.97222in" draw:id="id13" draw:layer="Master1-bg" draw:style-name="a74" draw:name="Retângulo 5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75" draw:name="Imagem 8" svg:x="3.11111in" svg:y="6.54018in" svg:width="4.01389in" svg:height="0.89533in" style:rel-width="scale" style:rel-height="scale">
        <draw:image xlink:href="media/image1.png" xlink:type="simple" xlink:show="embed" xlink:actuate="onLoad"/>
        <svg:title/>
        <svg:desc/>
      </draw:frame>
      <draw:frame draw:id="id15" draw:style-name="a76" draw:name="Imagem 6" svg:x="2.30414in" svg:y="0.87239in" svg:width="5.4042in" svg:height="2.2846in" style:rel-width="scale" style:rel-height="scale">
        <draw:image xlink:href="media/image2.png" xlink:type="simple" xlink:show="embed" xlink:actuate="onLoad"/>
        <svg:title/>
        <svg:desc/>
      </draw:frame>
      <draw:frame draw:id="id16" draw:style-name="a77" draw:name="Imagem 7" svg:x="1.61111in" svg:y="4.36424in" svg:width="6.77778in" svg:height="2.06045in" style:rel-width="scale" style:rel-height="scale">
        <draw:image xlink:href="media/image3.png" xlink:type="simple" xlink:show="embed" xlink:actuate="onLoad"/>
        <svg:title/>
        <svg:desc/>
      </draw:frame>
      <draw:custom-shape svg:x="0.98611in" svg:y="3.73269in" svg:width="8.02778in" svg:height="0.05242in" draw:id="id17" draw:style-name="a80" draw:name="Retângulo 14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2.73611in" svg:y="6.42469in" svg:width="4.69444in" svg:height="1.07531in" draw:id="id18" draw:style-name="a83" draw:name="Retângulo 15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6">
        <draw:frame draw:id="id7" presentation:style-name="a86" draw:name="Espaço Reservado para Cabeçalho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8" presentation:style-name="a91" draw:name="Espaço Reservado para Data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>16/01/2019</text:date></text:span><text:span text:style-name="a89" text:class-names=""/></text:p>
          </draw:text-box>
          <svg:title/>
          <svg:desc/>
        </draw:frame>
        <draw:page-thumbnail svg:x="1.5in" svg:y="1.25in" svg:width="4.5in" svg:height="3.375in" presentation:class="page" draw:id="id9" presentation:style-name="a92" draw:name="Espaço Reservado para Imagem de Slide 3">
          <svg:title/>
          <svg:desc/>
        </draw:page-thumbnail>
        <draw:frame draw:id="id10" presentation:style-name="a108" draw:name="Espaço Reservado para Anotações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Editar estilos de texto Mestre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gundo ní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Quinto nível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1" draw:name="Espaço Reservado para Rodapé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2" presentation:style-name="a115" draw:name="Espaço Reservado para Número de Slide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>‹nº›</text:page-number></text:span><text:span text:style-name="a113" text:class-names=""/></text:p>
          </draw:text-box>
          <svg:title/>
          <svg:desc/>
        </draw:frame>
      </presentation:notes>
    </style:master-page>
    <style:master-page style:name="Master1-Layout2-title-Slide-de-Título" style:page-layout-name="pageLayout1" draw:style-name="a117">
      <draw:custom-shape svg:x="0in" svg:y="6.52778in" svg:width="10in" svg:height="0.97222in" draw:id="id19" draw:layer="Master1-bg" draw:style-name="a120" draw:name="Retângulo 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" draw:layer="Master1-bg" draw:style-name="a121" draw:name="Imagem 7" svg:x="3.11111in" svg:y="6.54018in" svg:width="4.01389in" svg:height="0.89533in" style:rel-width="scale" style:rel-height="scale">
        <draw:image xlink:href="media/image1.png" xlink:type="simple" xlink:show="embed" xlink:actuate="onLoad"/>
        <svg:title/>
        <svg:desc/>
      </draw:frame>
      <draw:frame draw:id="id21" presentation:style-name="a125" draw:name="Title 1" svg:x="0.75in" svg:y="0.89063in" svg:width="8.5in" svg:height="2.61111in" presentation:class="title" presentation:placeholder="false">
        <draw:text-box>
          <text:p text:style-name="a124" text:class-names="" text:cond-style-name=""><text:span text:style-name="a122" text:class-names="">Clique para editar o título mestre</text:span><text:span text:style-name="a123" text:class-names=""/></text:p>
        </draw:text-box>
        <svg:title/>
        <svg:desc/>
      </draw:frame>
      <draw:frame draw:id="id22" presentation:style-name="a129" draw:name="Subtitle 2" svg:x="1.25in" svg:y="3.93924in" svg:width="7.5in" svg:height="1.38863in" presentation:class="subtitle" presentation:placeholder="false">
        <draw:text-box>
          <text:p text:style-name="a128" text:class-names="" text:cond-style-name=""><text:span text:style-name="a126" text:class-names="">Nome do Aluno</text:span><text:span text:style-name="a127" text:class-names=""/></text:p>
        </draw:text-box>
        <svg:title/>
        <svg:desc/>
      </draw:frame>
      <draw:frame draw:id="id23" presentation:style-name="a134" draw:name="Date Placeholder 3" svg:x="0.6875in" svg:y="6.95139in" svg:width="1.875in" svg:height="0.39931in" presentation:class="date-time" presentation:placeholder="false">
        <draw:text-box>
          <text:p text:style-name="a133" text:class-names="" text:cond-style-name=""><text:span text:style-name="a130" text:class-names=""><text:date text:fixed="false" style:data-style-name="a131">16/01/2019</text:date></text:span><text:span text:style-name="a132" text:class-names=""/></text:p>
        </draw:text-box>
        <svg:title/>
        <svg:desc/>
      </draw:frame>
      <draw:frame draw:id="id24" presentation:style-name="a137" draw:name="Footer Placeholder 4" svg:x="2.9375in" svg:y="6.625in" svg:width="4.1875in" svg:height="0.725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1" draw:name="Slide Number Placeholder 5" svg:x="7.54167in" svg:y="6.95139in" svg:width="1.77083in" svg:height="0.39931in" presentation:class="page-number" presentation:placeholder="false">
        <draw:text-box>
          <text:p text:style-name="a140" text:class-names="" text:cond-style-name=""><text:span text:style-name="a138" text:class-names=""><text:page-number style:num-format="1" text:fixed="false">‹nº›</text:page-number></text:span><text:span text:style-name="a139" text:class-names=""/></text:p>
        </draw:text-box>
        <svg:title/>
        <svg:desc/>
      </draw:frame>
      <presentation:notes style:page-layout-name="pageLayout2" draw:style-name="a174">
        <draw:frame draw:id="id7" presentation:style-name="a144" draw:name="Espaço Reservado para Cabeçalho 1" svg:x="0in" svg:y="0in" svg:width="3.25in" svg:height="0.50174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8" presentation:style-name="a149" draw:name="Espaço Reservado para Data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5" text:class-names=""><text:date text:fixed="false" style:data-style-name="a146">16/01/2019</text:date></text:span><text:span text:style-name="a147" text:class-names=""/></text:p>
          </draw:text-box>
          <svg:title/>
          <svg:desc/>
        </draw:frame>
        <draw:page-thumbnail svg:x="1.5in" svg:y="1.25in" svg:width="4.5in" svg:height="3.375in" presentation:class="page" draw:id="id9" presentation:style-name="a150" draw:name="Espaço Reservado para Imagem de Slide 3">
          <svg:title/>
          <svg:desc/>
        </draw:page-thumbnail>
        <draw:frame draw:id="id10" presentation:style-name="a166" draw:name="Espaço Reservado para Anotações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Editar estilos de texto Mestre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Segundo nível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list text:style-name="a165">
                              <text:list-item>
                                <text:p text:style-name="a164" text:class-names="" text:cond-style-name=""><text:span text:style-name="a162" text:class-names="">Quinto nível</text:span><text:span text:style-name="a1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69" draw:name="Espaço Reservado para Rodapé 5" svg:x="0in" svg:y="9.49826in" svg:width="3.25in" svg:height="0.50174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2" presentation:style-name="a173" draw:name="Espaço Reservado para Número de Slide 6" svg:x="4.24826in" svg:y="9.49826in" svg:width="3.25in" svg:height="0.50174in" presentation:class="page-number" presentation:placeholder="false">
          <draw:text-box>
            <text:p text:style-name="a172" text:class-names="" text:cond-style-name=""><text:span text:style-name="a170" text:class-names=""><text:page-number style:num-format="1" text:fixed="false">‹nº›</text:page-number></text:span><text:span text:style-name="a171" text:class-names=""/></text:p>
          </draw:text-box>
          <svg:title/>
          <svg:desc/>
        </draw:frame>
      </presentation:notes>
    </style:master-page>
    <style:master-page style:name="Master1-Layout3-obj-Título-e-Conteúdo" style:page-layout-name="pageLayout1" draw:style-name="a175">
      <draw:custom-shape svg:x="0in" svg:y="6.52778in" svg:width="10in" svg:height="0.97222in" draw:id="id26" draw:layer="Master1-bg" draw:style-name="a178" draw:name="Retângulo 6">
        <svg:title/>
        <svg:desc/>
        <text:p text:style-name="a177" text:class-names="" text:cond-style-name=""><text:span text:style-name="a1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79" draw:name="Imagem 7" svg:x="3.11111in" svg:y="6.54018in" svg:width="4.01389in" svg:height="0.89533in" style:rel-width="scale" style:rel-height="scale">
        <draw:image xlink:href="media/image1.png" xlink:type="simple" xlink:show="embed" xlink:actuate="onLoad"/>
        <svg:title/>
        <svg:desc/>
      </draw:frame>
      <draw:frame draw:id="id28" presentation:style-name="a183" draw:name="Title 1" svg:x="0.6875in" svg:y="0.39931in" svg:width="8.625in" svg:height="1.44965in" presentation:class="title" presentation:placeholder="false">
        <draw:text-box>
          <text:p text:style-name="a182" text:class-names="" text:cond-style-name=""><text:span text:style-name="a180" text:class-names="">Clique para editar o título mestre</text:span><text:span text:style-name="a181" text:class-names=""/></text:p>
        </draw:text-box>
        <svg:title/>
        <svg:desc/>
      </draw:frame>
      <draw:frame draw:id="id29" presentation:style-name="a200" draw:name="Content Placeholder 2" svg:x="0.6875in" svg:y="1.95486in" svg:width="8.625in" svg:height="4.42361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Editar estilos de texto Mestre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gundo ní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Quinto ní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05" draw:name="Date Placeholder 3" svg:x="0.6875in" svg:y="6.95139in" svg:width="1.875in" svg:height="0.39931in" presentation:class="date-time" presentation:placeholder="false">
        <draw:text-box>
          <text:p text:style-name="a204" text:class-names="" text:cond-style-name=""><text:span text:style-name="a201" text:class-names=""><text:date text:fixed="false" style:data-style-name="a202">16/01/2019</text:date></text:span><text:span text:style-name="a203" text:class-names=""/></text:p>
        </draw:text-box>
        <svg:title/>
        <svg:desc/>
      </draw:frame>
      <draw:frame draw:id="id31" presentation:style-name="a208" draw:name="Footer Placeholder 4" svg:x="2.9375in" svg:y="6.625in" svg:width="4.1875in" svg:height="0.7257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2" presentation:style-name="a212" draw:name="Slide Number Placeholder 5" svg:x="7.54167in" svg:y="6.95139in" svg:width="1.77083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>‹nº›</text:page-number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7" presentation:style-name="a215" draw:name="Espaço Reservado para Cabeçalho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20" draw:name="Espaço Reservado para Data 2" svg:x="4.24826in" svg:y="0in" svg:width="3.25in" svg:height="0.50174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>16/01/2019</text:date></text:span><text:span text:style-name="a218" text:class-names=""/></text:p>
          </draw:text-box>
          <svg:title/>
          <svg:desc/>
        </draw:frame>
        <draw:page-thumbnail svg:x="1.5in" svg:y="1.25in" svg:width="4.5in" svg:height="3.375in" presentation:class="page" draw:id="id9" presentation:style-name="a221" draw:name="Espaço Reservado para Imagem de Slide 3">
          <svg:title/>
          <svg:desc/>
        </draw:page-thumbnail>
        <draw:frame draw:id="id10" presentation:style-name="a237" draw:name="Espaço Reservado para Anotações 4" svg:x="0.75in" svg:y="4.8125in" svg:width="6in" svg:height="3.9375in" presentation:class="notes" presentation:placeholder="false">
          <draw:text-box>
            <text:p text:style-name="a223" text:class-names="" text:cond-style-name=""><text:span text:style-name="a222" text:class-names="">Editar estilos de texto Mestre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Segundo nível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Quinto nível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40" draw:name="Espaço Reservado para Rodapé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2" presentation:style-name="a244" draw:name="Espaço Reservado para Número de Slide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>‹nº›</text:page-number></text:span><text:span text:style-name="a242" text:class-names=""/></text:p>
          </draw:text-box>
          <svg:title/>
          <svg:desc/>
        </draw:frame>
      </presentation:notes>
    </style:master-page>
    <style:master-page style:name="Master1-Layout4-secHead-Cabeçalho-da-Seção" style:page-layout-name="pageLayout1" draw:style-name="a246">
      <draw:custom-shape svg:x="0in" svg:y="6.52778in" svg:width="10in" svg:height="0.97222in" draw:id="id33" draw:layer="Master1-bg" draw:style-name="a249" draw:name="Retângulo 6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draw:layer="Master1-bg" draw:style-name="a250" draw:name="Imagem 7" svg:x="3.11111in" svg:y="6.54018in" svg:width="4.01389in" svg:height="0.89533in" style:rel-width="scale" style:rel-height="scale">
        <draw:image xlink:href="media/image1.png" xlink:type="simple" xlink:show="embed" xlink:actuate="onLoad"/>
        <svg:title/>
        <svg:desc/>
      </draw:frame>
      <draw:frame draw:id="id35" presentation:style-name="a254" draw:name="Title 1" svg:x="0.6875in" svg:y="1.16393in" svg:width="8.625in" svg:height="2.27123in" presentation:class="title" presentation:placeholder="false">
        <draw:text-box>
          <text:p text:style-name="a253" text:class-names="" text:cond-style-name=""><text:span text:style-name="a251" text:class-names="">Título da Apresentação</text:span><text:span text:style-name="a252" text:class-names=""/></text:p>
        </draw:text-box>
        <svg:title/>
        <svg:desc/>
      </draw:frame>
      <draw:frame draw:id="id36" presentation:style-name="a258" draw:name="Text Placeholder 2" svg:x="0.71875in" svg:y="3.55265in" svg:width="8.625in" svg:height="1.64062in" presentation:class="outline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ar estilos de texto Mestre</text:span></text:p>
            </text:list-item>
          </text:list>
        </draw:text-box>
        <svg:title/>
        <svg:desc/>
      </draw:frame>
      <draw:frame draw:id="id37" presentation:style-name="a263" draw:name="Date Placeholder 3" svg:x="0.6875in" svg:y="6.95139in" svg:width="1.875in" svg:height="0.39931in" presentation:class="date-time" presentation:placeholder="false">
        <draw:text-box>
          <text:p text:style-name="a262" text:class-names="" text:cond-style-name=""><text:span text:style-name="a259" text:class-names=""><text:date text:fixed="false" style:data-style-name="a260">16/01/2019</text:date></text:span><text:span text:style-name="a261" text:class-names=""/></text:p>
        </draw:text-box>
        <svg:title/>
        <svg:desc/>
      </draw:frame>
      <draw:frame draw:id="id38" presentation:style-name="a266" draw:name="Footer Placeholder 4" svg:x="2.9375in" svg:y="6.625in" svg:width="4.1875in" svg:height="0.7257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70" draw:name="Slide Number Placeholder 5" svg:x="7.54167in" svg:y="6.95139in" svg:width="1.77083in" svg:height="0.39931in" presentation:class="page-number" presentation:placeholder="false">
        <draw:text-box>
          <text:p text:style-name="a269" text:class-names="" text:cond-style-name=""><text:span text:style-name="a267" text:class-names=""><text:page-number style:num-format="1" text:fixed="false">‹nº›</text:page-number></text:span><text:span text:style-name="a268" text:class-names=""/></text:p>
        </draw:text-box>
        <svg:title/>
        <svg:desc/>
      </draw:frame>
      <presentation:notes style:page-layout-name="pageLayout2" draw:style-name="a303">
        <draw:frame draw:id="id7" presentation:style-name="a273" draw:name="Espaço Reservado para Cabeçalho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8" draw:name="Espaço Reservado para Data 2" svg:x="4.24826in" svg:y="0in" svg:width="3.25in" svg:height="0.50174in" presentation:class="date-time" presentation:placeholder="false">
          <draw:text-box>
            <text:p text:style-name="a277" text:class-names="" text:cond-style-name=""><text:span text:style-name="a274" text:class-names=""><text:date text:fixed="false" style:data-style-name="a275">16/01/2019</text:date></text:span><text:span text:style-name="a276" text:class-names=""/></text:p>
          </draw:text-box>
          <svg:title/>
          <svg:desc/>
        </draw:frame>
        <draw:page-thumbnail svg:x="1.5in" svg:y="1.25in" svg:width="4.5in" svg:height="3.375in" presentation:class="page" draw:id="id9" presentation:style-name="a279" draw:name="Espaço Reservado para Imagem de Slide 3">
          <svg:title/>
          <svg:desc/>
        </draw:page-thumbnail>
        <draw:frame draw:id="id10" presentation:style-name="a295" draw:name="Espaço Reservado para Anotações 4" svg:x="0.75in" svg:y="4.8125in" svg:width="6in" svg:height="3.9375in" presentation:class="notes" presentation:placeholder="false">
          <draw:text-box>
            <text:p text:style-name="a281" text:class-names="" text:cond-style-name=""><text:span text:style-name="a280" text:class-names="">Editar estilos de texto Mestre</text:span></text:p>
            <text:list text:style-name="a284">
              <text:list-item>
                <text:list text:style-name="a284">
                  <text:list-item>
                    <text:p text:style-name="a283" text:class-names="" text:cond-style-name=""><text:span text:style-name="a282" text:class-names="">Segundo nível</text:span></text:p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p text:style-name="a286" text:class-names="" text:cond-style-name=""><text:span text:style-name="a28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list text:style-name="a290">
                          <text:list-item>
                            <text:p text:style-name="a289" text:class-names="" text:cond-style-name=""><text:span text:style-name="a28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list text:style-name="a294">
                              <text:list-item>
                                <text:p text:style-name="a293" text:class-names="" text:cond-style-name=""><text:span text:style-name="a291" text:class-names="">Quinto nível</text:span><text:span text:style-name="a2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98" draw:name="Espaço Reservado para Rodapé 5" svg:x="0in" svg:y="9.49826in" svg:width="3.25in" svg:height="0.50174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2" presentation:style-name="a302" draw:name="Espaço Reservado para Número de Slide 6" svg:x="4.24826in" svg:y="9.49826in" svg:width="3.25in" svg:height="0.50174in" presentation:class="page-number" presentation:placeholder="false">
          <draw:text-box>
            <text:p text:style-name="a301" text:class-names="" text:cond-style-name=""><text:span text:style-name="a299" text:class-names=""><text:page-number style:num-format="1" text:fixed="false">‹nº›</text:page-number></text:span><text:span text:style-name="a300" text:class-names=""/></text:p>
          </draw:text-box>
          <svg:title/>
          <svg:desc/>
        </draw:frame>
      </presentation:notes>
    </style:master-page>
    <style:master-page style:name="Master1-Layout5-twoObj-Duas-Partes-de-Conteúdo" style:page-layout-name="pageLayout1" draw:style-name="a304">
      <draw:custom-shape svg:x="0in" svg:y="6.52778in" svg:width="10in" svg:height="0.97222in" draw:id="id40" draw:layer="Master1-bg" draw:style-name="a307" draw:name="Retângulo 7">
        <svg:title/>
        <svg:desc/>
        <text:p text:style-name="a306" text:class-names="" text:cond-style-name=""><text:span text:style-name="a3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draw:layer="Master1-bg" draw:style-name="a308" draw:name="Imagem 8" svg:x="3.11111in" svg:y="6.54018in" svg:width="4.01389in" svg:height="0.89533in" style:rel-width="scale" style:rel-height="scale">
        <draw:image xlink:href="media/image1.png" xlink:type="simple" xlink:show="embed" xlink:actuate="onLoad"/>
        <svg:title/>
        <svg:desc/>
      </draw:frame>
      <draw:frame draw:id="id42" presentation:style-name="a312" draw:name="Title 1" svg:x="0.6875in" svg:y="0.39931in" svg:width="8.625in" svg:height="1.44965in" presentation:class="title" presentation:placeholder="false">
        <draw:text-box>
          <text:p text:style-name="a311" text:class-names="" text:cond-style-name=""><text:span text:style-name="a309" text:class-names="">Clique para editar o título mestre</text:span><text:span text:style-name="a310" text:class-names=""/></text:p>
        </draw:text-box>
        <svg:title/>
        <svg:desc/>
      </draw:frame>
      <draw:frame draw:id="id43" presentation:style-name="a329" draw:name="Content Placeholder 2" svg:x="0.6875in" svg:y="1.99653in" svg:width="4.25in" svg:height="4.75868in" presentation:class="object" presentation:placeholder="false">
        <draw:text-box>
          <text:list text:style-name="a315">
            <text:list-item>
              <text:p text:style-name="a314" text:class-names="" text:cond-style-name=""><text:span text:style-name="a313" text:class-names="">Editar estilos de texto Mestre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Segundo nível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5" text:class-names="">Quinto nível</text:span><text:span text:style-name="a3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46" draw:name="Content Placeholder 3" svg:x="5.0625in" svg:y="1.99653in" svg:width="4.25in" svg:height="4.75868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Editar estilos de texto Mestre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gundo ní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Quinto ní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51" draw:name="Date Placeholder 4" svg:x="0.6875in" svg:y="6.95139in" svg:width="1.875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6/01/2019</text:date></text:span><text:span text:style-name="a349" text:class-names=""/></text:p>
        </draw:text-box>
        <svg:title/>
        <svg:desc/>
      </draw:frame>
      <draw:frame draw:id="id46" presentation:style-name="a354" draw:name="Footer Placeholder 5" svg:x="2.9375in" svg:y="6.625in" svg:width="4.1875in" svg:height="0.7257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47" presentation:style-name="a358" draw:name="Slide Number Placeholder 6" svg:x="7.54167in" svg:y="6.95139in" svg:width="1.7708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nº›</text:page-number></text:span><text:span text:style-name="a356" text:class-names=""/></text:p>
        </draw:text-box>
        <svg:title/>
        <svg:desc/>
      </draw:frame>
      <presentation:notes style:page-layout-name="pageLayout2" draw:style-name="a391">
        <draw:frame draw:id="id7" presentation:style-name="a361" draw:name="Espaço Reservado para Cabeçalho 1" svg:x="0in" svg:y="0in" svg:width="3.25in" svg:height="0.50174in" presentation:class="header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8" presentation:style-name="a366" draw:name="Espaço Reservado para Data 2" svg:x="4.24826in" svg:y="0in" svg:width="3.25in" svg:height="0.50174in" presentation:class="date-time" presentation:placeholder="false">
          <draw:text-box>
            <text:p text:style-name="a365" text:class-names="" text:cond-style-name=""><text:span text:style-name="a362" text:class-names=""><text:date text:fixed="false" style:data-style-name="a363">16/01/2019</text:date></text:span><text:span text:style-name="a364" text:class-names=""/></text:p>
          </draw:text-box>
          <svg:title/>
          <svg:desc/>
        </draw:frame>
        <draw:page-thumbnail svg:x="1.5in" svg:y="1.25in" svg:width="4.5in" svg:height="3.375in" presentation:class="page" draw:id="id9" presentation:style-name="a367" draw:name="Espaço Reservado para Imagem de Slide 3">
          <svg:title/>
          <svg:desc/>
        </draw:page-thumbnail>
        <draw:frame draw:id="id10" presentation:style-name="a383" draw:name="Espaço Reservado para Anotações 4" svg:x="0.75in" svg:y="4.8125in" svg:width="6in" svg:height="3.9375in" presentation:class="notes" presentation:placeholder="false">
          <draw:text-box>
            <text:p text:style-name="a369" text:class-names="" text:cond-style-name=""><text:span text:style-name="a368" text:class-names="">Editar estilos de texto Mestre</text:span></text:p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>Segundo nível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p text:style-name="a374" text:class-names="" text:cond-style-name=""><text:span text:style-name="a37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p text:style-name="a377" text:class-names="" text:cond-style-name=""><text:span text:style-name="a37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list text:style-name="a382">
                          <text:list-item>
                            <text:list text:style-name="a382">
                              <text:list-item>
                                <text:p text:style-name="a381" text:class-names="" text:cond-style-name=""><text:span text:style-name="a379" text:class-names="">Quinto nível</text:span><text:span text:style-name="a3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86" draw:name="Espaço Reservado para Rodapé 5" svg:x="0in" svg:y="9.49826in" svg:width="3.25in" svg:height="0.50174in" presentation:class="foot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12" presentation:style-name="a390" draw:name="Espaço Reservado para Número de Slide 6" svg:x="4.24826in" svg:y="9.49826in" svg:width="3.25in" svg:height="0.50174in" presentation:class="page-number" presentation:placeholder="false">
          <draw:text-box>
            <text:p text:style-name="a389" text:class-names="" text:cond-style-name=""><text:span text:style-name="a387" text:class-names=""><text:page-number style:num-format="1" text:fixed="false">‹nº›</text:page-number></text:span><text:span text:style-name="a388" text:class-names=""/></text:p>
          </draw:text-box>
          <svg:title/>
          <svg:desc/>
        </draw:frame>
      </presentation:notes>
    </style:master-page>
    <style:master-page style:name="Master1-Layout6-twoTxTwoObj-Comparação" style:page-layout-name="pageLayout1" draw:style-name="a392">
      <draw:custom-shape svg:x="0in" svg:y="6.52778in" svg:width="10in" svg:height="0.97222in" draw:id="id48" draw:layer="Master1-bg" draw:style-name="a395" draw:name="Retângulo 9">
        <svg:title/>
        <svg:desc/>
        <text:p text:style-name="a394" text:class-names="" text:cond-style-name=""><text:span text:style-name="a3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96" draw:name="Imagem 10" svg:x="3.11111in" svg:y="6.54018in" svg:width="4.01389in" svg:height="0.89533in" style:rel-width="scale" style:rel-height="scale">
        <draw:image xlink:href="media/image1.png" xlink:type="simple" xlink:show="embed" xlink:actuate="onLoad"/>
        <svg:title/>
        <svg:desc/>
      </draw:frame>
      <draw:frame draw:id="id50" presentation:style-name="a400" draw:name="Title 1" svg:x="0.6888in" svg:y="0.39931in" svg:width="8.625in" svg:height="1.44965in" presentation:class="title" presentation:placeholder="false">
        <draw:text-box>
          <text:p text:style-name="a399" text:class-names="" text:cond-style-name=""><text:span text:style-name="a397" text:class-names="">Clique para editar o título mestre</text:span><text:span text:style-name="a398" text:class-names=""/></text:p>
        </draw:text-box>
        <svg:title/>
        <svg:desc/>
      </draw:frame>
      <draw:frame draw:id="id51" presentation:style-name="a404" draw:name="Text Placeholder 2" svg:x="0.6888in" svg:y="1.83854in" svg:width="4.23047in" svg:height="0.90104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ar estilos de texto Mestre</text:span></text:p>
            </text:list-item>
          </text:list>
        </draw:text-box>
        <svg:title/>
        <svg:desc/>
      </draw:frame>
      <draw:frame draw:id="id52" presentation:style-name="a421" draw:name="Content Placeholder 3" svg:x="0.6888in" svg:y="2.73958in" svg:width="4.23047in" svg:height="4.02951in" presentation:class="object" presentation:placeholder="false">
        <draw:text-box>
          <text:list text:style-name="a407">
            <text:list-item>
              <text:p text:style-name="a406" text:class-names="" text:cond-style-name=""><text:span text:style-name="a405" text:class-names="">Editar estilos de texto Mestre</text:span></text:p>
            </text:list-item>
          </text:list>
          <text:list text:style-name="a410">
            <text:list-item>
              <text:list text:style-name="a410">
                <text:list-item>
                  <text:p text:style-name="a409" text:class-names="" text:cond-style-name=""><text:span text:style-name="a408" text:class-names="">Segundo nível</text:span></text:p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p text:style-name="a412" text:class-names="" text:cond-style-name=""><text:span text:style-name="a4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p text:style-name="a415" text:class-names="" text:cond-style-name=""><text:span text:style-name="a4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list text:style-name="a420">
                        <text:list-item>
                          <text:list text:style-name="a420">
                            <text:list-item>
                              <text:p text:style-name="a419" text:class-names="" text:cond-style-name=""><text:span text:style-name="a417" text:class-names="">Quinto nível</text:span><text:span text:style-name="a4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425" draw:name="Text Placeholder 4" svg:x="5.0625in" svg:y="1.83854in" svg:width="4.2513in" svg:height="0.90104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Editar estilos de texto Mestre</text:span></text:p>
            </text:list-item>
          </text:list>
        </draw:text-box>
        <svg:title/>
        <svg:desc/>
      </draw:frame>
      <draw:frame draw:id="id54" presentation:style-name="a442" draw:name="Content Placeholder 5" svg:x="5.0625in" svg:y="2.73958in" svg:width="4.2513in" svg:height="4.02951in" presentation:class="object" presentation:placeholder="false">
        <draw:text-box>
          <text:list text:style-name="a428">
            <text:list-item>
              <text:p text:style-name="a427" text:class-names="" text:cond-style-name=""><text:span text:style-name="a426" text:class-names="">Editar estilos de texto Mestre</text:span></text:p>
            </text:list-item>
          </text:list>
          <text:list text:style-name="a431">
            <text:list-item>
              <text:list text:style-name="a431">
                <text:list-item>
                  <text:p text:style-name="a430" text:class-names="" text:cond-style-name=""><text:span text:style-name="a429" text:class-names="">Segundo nível</text:span></text:p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p text:style-name="a433" text:class-names="" text:cond-style-name=""><text:span text:style-name="a43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list text:style-name="a437">
                        <text:list-item>
                          <text:p text:style-name="a436" text:class-names="" text:cond-style-name=""><text:span text:style-name="a43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list text:style-name="a441">
                            <text:list-item>
                              <text:p text:style-name="a440" text:class-names="" text:cond-style-name=""><text:span text:style-name="a438" text:class-names="">Quinto nível</text:span><text:span text:style-name="a4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447" draw:name="Date Placeholder 6" svg:x="0.6875in" svg:y="6.95139in" svg:width="1.875in" svg:height="0.39931in" presentation:class="date-time" presentation:placeholder="false">
        <draw:text-box>
          <text:p text:style-name="a446" text:class-names="" text:cond-style-name=""><text:span text:style-name="a443" text:class-names=""><text:date text:fixed="false" style:data-style-name="a444">16/01/2019</text:date></text:span><text:span text:style-name="a445" text:class-names=""/></text:p>
        </draw:text-box>
        <svg:title/>
        <svg:desc/>
      </draw:frame>
      <draw:frame draw:id="id56" presentation:style-name="a450" draw:name="Footer Placeholder 7" svg:x="2.9375in" svg:y="6.625in" svg:width="4.1875in" svg:height="0.7257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57" presentation:style-name="a454" draw:name="Slide Number Placeholder 8" svg:x="7.54167in" svg:y="6.95139in" svg:width="1.77083in" svg:height="0.39931in" presentation:class="page-number" presentation:placeholder="false">
        <draw:text-box>
          <text:p text:style-name="a453" text:class-names="" text:cond-style-name=""><text:span text:style-name="a451" text:class-names=""><text:page-number style:num-format="1" text:fixed="false">‹nº›</text:page-number></text:span><text:span text:style-name="a452" text:class-names=""/></text:p>
        </draw:text-box>
        <svg:title/>
        <svg:desc/>
      </draw:frame>
      <presentation:notes style:page-layout-name="pageLayout2" draw:style-name="a487">
        <draw:frame draw:id="id7" presentation:style-name="a457" draw:name="Espaço Reservado para Cabeçalho 1" svg:x="0in" svg:y="0in" svg:width="3.25in" svg:height="0.50174in" presentation:class="header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8" presentation:style-name="a462" draw:name="Espaço Reservado para Data 2" svg:x="4.24826in" svg:y="0in" svg:width="3.25in" svg:height="0.50174in" presentation:class="date-time" presentation:placeholder="false">
          <draw:text-box>
            <text:p text:style-name="a461" text:class-names="" text:cond-style-name=""><text:span text:style-name="a458" text:class-names=""><text:date text:fixed="false" style:data-style-name="a459">16/01/2019</text:date></text:span><text:span text:style-name="a460" text:class-names=""/></text:p>
          </draw:text-box>
          <svg:title/>
          <svg:desc/>
        </draw:frame>
        <draw:page-thumbnail svg:x="1.5in" svg:y="1.25in" svg:width="4.5in" svg:height="3.375in" presentation:class="page" draw:id="id9" presentation:style-name="a463" draw:name="Espaço Reservado para Imagem de Slide 3">
          <svg:title/>
          <svg:desc/>
        </draw:page-thumbnail>
        <draw:frame draw:id="id10" presentation:style-name="a479" draw:name="Espaço Reservado para Anotações 4" svg:x="0.75in" svg:y="4.8125in" svg:width="6in" svg:height="3.9375in" presentation:class="notes" presentation:placeholder="false">
          <draw:text-box>
            <text:p text:style-name="a465" text:class-names="" text:cond-style-name=""><text:span text:style-name="a464" text:class-names="">Editar estilos de texto Mestre</text:span></text:p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66" text:class-names="">Segundo nível</text:span></text:p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p text:style-name="a470" text:class-names="" text:cond-style-name=""><text:span text:style-name="a46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p text:style-name="a473" text:class-names="" text:cond-style-name=""><text:span text:style-name="a47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list text:style-name="a478">
                              <text:list-item>
                                <text:p text:style-name="a477" text:class-names="" text:cond-style-name=""><text:span text:style-name="a475" text:class-names="">Quinto nível</text:span><text:span text:style-name="a4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82" draw:name="Espaço Reservado para Rodapé 5" svg:x="0in" svg:y="9.49826in" svg:width="3.25in" svg:height="0.50174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2" presentation:style-name="a486" draw:name="Espaço Reservado para Número de Slide 6" svg:x="4.24826in" svg:y="9.49826in" svg:width="3.25in" svg:height="0.50174in" presentation:class="page-number" presentation:placeholder="false">
          <draw:text-box>
            <text:p text:style-name="a485" text:class-names="" text:cond-style-name=""><text:span text:style-name="a483" text:class-names=""><text:page-number style:num-format="1" text:fixed="false">‹nº›</text:page-number></text:span><text:span text:style-name="a484" text:class-names=""/></text:p>
          </draw:text-box>
          <svg:title/>
          <svg:desc/>
        </draw:frame>
      </presentation:notes>
    </style:master-page>
    <style:master-page style:name="Master1-Layout7-titleOnly-Somente-Título" style:page-layout-name="pageLayout1" draw:style-name="a488">
      <draw:custom-shape svg:x="0in" svg:y="6.52778in" svg:width="10in" svg:height="0.97222in" draw:id="id58" draw:layer="Master1-bg" draw:style-name="a491" draw:name="Retângulo 5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draw:layer="Master1-bg" draw:style-name="a492" draw:name="Imagem 6" svg:x="3.11111in" svg:y="6.54018in" svg:width="4.01389in" svg:height="0.89533in" style:rel-width="scale" style:rel-height="scale">
        <draw:image xlink:href="media/image1.png" xlink:type="simple" xlink:show="embed" xlink:actuate="onLoad"/>
        <svg:title/>
        <svg:desc/>
      </draw:frame>
      <draw:frame draw:id="id60" presentation:style-name="a496" draw:name="Title 1" svg:x="0.6875in" svg:y="0.39931in" svg:width="8.625in" svg:height="1.44965in" presentation:class="title" presentation:placeholder="false">
        <draw:text-box>
          <text:p text:style-name="a495" text:class-names="" text:cond-style-name=""><text:span text:style-name="a493" text:class-names="">Clique para editar o título mestre</text:span><text:span text:style-name="a494" text:class-names=""/></text:p>
        </draw:text-box>
        <svg:title/>
        <svg:desc/>
      </draw:frame>
      <draw:frame draw:id="id61" presentation:style-name="a501" draw:name="Date Placeholder 2" svg:x="0.6875in" svg:y="6.95139in" svg:width="1.875in" svg:height="0.39931in" presentation:class="date-time" presentation:placeholder="false">
        <draw:text-box>
          <text:p text:style-name="a500" text:class-names="" text:cond-style-name=""><text:span text:style-name="a497" text:class-names=""><text:date text:fixed="false" style:data-style-name="a498">16/01/2019</text:date></text:span><text:span text:style-name="a499" text:class-names=""/></text:p>
        </draw:text-box>
        <svg:title/>
        <svg:desc/>
      </draw:frame>
      <draw:frame draw:id="id62" presentation:style-name="a504" draw:name="Footer Placeholder 3" svg:x="2.9375in" svg:y="6.625in" svg:width="4.1875in" svg:height="0.7257in" presentation:class="footer" presentation:placeholder="false">
        <draw:text-box>
          <text:p text:style-name="a503" text:class-names="" text:cond-style-name=""><text:span text:style-name="a502" text:class-names=""/></text:p>
        </draw:text-box>
        <svg:title/>
        <svg:desc/>
      </draw:frame>
      <draw:frame draw:id="id63" presentation:style-name="a508" draw:name="Slide Number Placeholder 4" svg:x="7.54167in" svg:y="6.95139in" svg:width="1.77083in" svg:height="0.39931in" presentation:class="page-number" presentation:placeholder="false">
        <draw:text-box>
          <text:p text:style-name="a507" text:class-names="" text:cond-style-name=""><text:span text:style-name="a505" text:class-names=""><text:page-number style:num-format="1" text:fixed="false">‹nº›</text:page-number></text:span><text:span text:style-name="a506" text:class-names=""/></text:p>
        </draw:text-box>
        <svg:title/>
        <svg:desc/>
      </draw:frame>
      <presentation:notes style:page-layout-name="pageLayout2" draw:style-name="a541">
        <draw:frame draw:id="id7" presentation:style-name="a511" draw:name="Espaço Reservado para Cabeçalho 1" svg:x="0in" svg:y="0in" svg:width="3.25in" svg:height="0.50174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6" draw:name="Espaço Reservado para Data 2" svg:x="4.24826in" svg:y="0in" svg:width="3.25in" svg:height="0.50174in" presentation:class="date-time" presentation:placeholder="false">
          <draw:text-box>
            <text:p text:style-name="a515" text:class-names="" text:cond-style-name=""><text:span text:style-name="a512" text:class-names=""><text:date text:fixed="false" style:data-style-name="a513">16/01/2019</text:date></text:span><text:span text:style-name="a514" text:class-names=""/></text:p>
          </draw:text-box>
          <svg:title/>
          <svg:desc/>
        </draw:frame>
        <draw:page-thumbnail svg:x="1.5in" svg:y="1.25in" svg:width="4.5in" svg:height="3.375in" presentation:class="page" draw:id="id9" presentation:style-name="a517" draw:name="Espaço Reservado para Imagem de Slide 3">
          <svg:title/>
          <svg:desc/>
        </draw:page-thumbnail>
        <draw:frame draw:id="id10" presentation:style-name="a533" draw:name="Espaço Reservado para Anotações 4" svg:x="0.75in" svg:y="4.8125in" svg:width="6in" svg:height="3.9375in" presentation:class="notes" presentation:placeholder="false">
          <draw:text-box>
            <text:p text:style-name="a519" text:class-names="" text:cond-style-name=""><text:span text:style-name="a518" text:class-names="">Editar estilos de texto Mestre</text:span></text:p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Segundo nível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p text:style-name="a524" text:class-names="" text:cond-style-name=""><text:span text:style-name="a52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p text:style-name="a527" text:class-names="" text:cond-style-name=""><text:span text:style-name="a52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list text:style-name="a532">
                              <text:list-item>
                                <text:p text:style-name="a531" text:class-names="" text:cond-style-name=""><text:span text:style-name="a529" text:class-names="">Quinto nível</text:span><text:span text:style-name="a5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36" draw:name="Espaço Reservado para Rodapé 5" svg:x="0in" svg:y="9.49826in" svg:width="3.25in" svg:height="0.50174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2" presentation:style-name="a540" draw:name="Espaço Reservado para Número de Slide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7" text:class-names=""><text:page-number style:num-format="1" text:fixed="false">‹nº›</text:page-number></text:span><text:span text:style-name="a538" text:class-names=""/></text:p>
          </draw:text-box>
          <svg:title/>
          <svg:desc/>
        </draw:frame>
      </presentation:notes>
    </style:master-page>
    <style:master-page style:name="Master1-Layout8-blank-Em-branco" style:page-layout-name="pageLayout1" draw:style-name="a542">
      <draw:custom-shape svg:x="0in" svg:y="6.52778in" svg:width="10in" svg:height="0.97222in" draw:id="id64" draw:layer="Master1-bg" draw:style-name="a545" draw:name="Retângulo 4">
        <svg:title/>
        <svg:desc/>
        <text:p text:style-name="a544" text:class-names="" text:cond-style-name=""><text:span text:style-name="a5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draw:layer="Master1-bg" draw:style-name="a546" draw:name="Imagem 5" svg:x="3.11111in" svg:y="6.54018in" svg:width="4.01389in" svg:height="0.89533in" style:rel-width="scale" style:rel-height="scale">
        <draw:image xlink:href="media/image1.png" xlink:type="simple" xlink:show="embed" xlink:actuate="onLoad"/>
        <svg:title/>
        <svg:desc/>
      </draw:frame>
      <draw:frame draw:id="id66" presentation:style-name="a551" draw:name="Date Placeholder 1" svg:x="0.6875in" svg:y="6.95139in" svg:width="1.875in" svg:height="0.39931in" presentation:class="date-time" presentation:placeholder="false">
        <draw:text-box>
          <text:p text:style-name="a550" text:class-names="" text:cond-style-name=""><text:span text:style-name="a547" text:class-names=""><text:date text:fixed="false" style:data-style-name="a548">16/01/2019</text:date></text:span><text:span text:style-name="a549" text:class-names=""/></text:p>
        </draw:text-box>
        <svg:title/>
        <svg:desc/>
      </draw:frame>
      <draw:frame draw:id="id67" presentation:style-name="a554" draw:name="Footer Placeholder 2" svg:x="2.9375in" svg:y="6.625in" svg:width="4.1875in" svg:height="0.7257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68" presentation:style-name="a558" draw:name="Slide Number Placeholder 3" svg:x="7.54167in" svg:y="6.95139in" svg:width="1.77083in" svg:height="0.39931in" presentation:class="page-number" presentation:placeholder="false">
        <draw:text-box>
          <text:p text:style-name="a557" text:class-names="" text:cond-style-name=""><text:span text:style-name="a555" text:class-names=""><text:page-number style:num-format="1" text:fixed="false">‹nº›</text:page-number></text:span><text:span text:style-name="a556" text:class-names=""/></text:p>
        </draw:text-box>
        <svg:title/>
        <svg:desc/>
      </draw:frame>
      <presentation:notes style:page-layout-name="pageLayout2" draw:style-name="a591">
        <draw:frame draw:id="id7" presentation:style-name="a561" draw:name="Espaço Reservado para Cabeçalho 1" svg:x="0in" svg:y="0in" svg:width="3.25in" svg:height="0.50174in" presentation:class="head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8" presentation:style-name="a566" draw:name="Espaço Reservado para Data 2" svg:x="4.24826in" svg:y="0in" svg:width="3.25in" svg:height="0.50174in" presentation:class="date-time" presentation:placeholder="false">
          <draw:text-box>
            <text:p text:style-name="a565" text:class-names="" text:cond-style-name=""><text:span text:style-name="a562" text:class-names=""><text:date text:fixed="false" style:data-style-name="a563">16/01/2019</text:date></text:span><text:span text:style-name="a564" text:class-names=""/></text:p>
          </draw:text-box>
          <svg:title/>
          <svg:desc/>
        </draw:frame>
        <draw:page-thumbnail svg:x="1.5in" svg:y="1.25in" svg:width="4.5in" svg:height="3.375in" presentation:class="page" draw:id="id9" presentation:style-name="a567" draw:name="Espaço Reservado para Imagem de Slide 3">
          <svg:title/>
          <svg:desc/>
        </draw:page-thumbnail>
        <draw:frame draw:id="id10" presentation:style-name="a583" draw:name="Espaço Reservado para Anotações 4" svg:x="0.75in" svg:y="4.8125in" svg:width="6in" svg:height="3.9375in" presentation:class="notes" presentation:placeholder="false">
          <draw:text-box>
            <text:p text:style-name="a569" text:class-names="" text:cond-style-name=""><text:span text:style-name="a568" text:class-names="">Editar estilos de texto Mestre</text:span></text:p>
            <text:list text:style-name="a572">
              <text:list-item>
                <text:list text:style-name="a572">
                  <text:list-item>
                    <text:p text:style-name="a571" text:class-names="" text:cond-style-name=""><text:span text:style-name="a570" text:class-names="">Segundo nível</text:span></text:p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p text:style-name="a574" text:class-names="" text:cond-style-name=""><text:span text:style-name="a57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list text:style-name="a578">
                          <text:list-item>
                            <text:p text:style-name="a577" text:class-names="" text:cond-style-name=""><text:span text:style-name="a57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list text:style-name="a582">
                              <text:list-item>
                                <text:p text:style-name="a581" text:class-names="" text:cond-style-name=""><text:span text:style-name="a579" text:class-names="">Quinto nível</text:span><text:span text:style-name="a5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86" draw:name="Espaço Reservado para Rodapé 5" svg:x="0in" svg:y="9.49826in" svg:width="3.25in" svg:height="0.50174in" presentation:class="foot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12" presentation:style-name="a590" draw:name="Espaço Reservado para Número de Slide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7" text:class-names=""><text:page-number style:num-format="1" text:fixed="false">‹nº›</text:page-number></text:span><text:span text:style-name="a588" text:class-names=""/></text:p>
          </draw:text-box>
          <svg:title/>
          <svg:desc/>
        </draw:frame>
      </presentation:notes>
    </style:master-page>
    <style:master-page style:name="Master1-Layout9-objTx-Conteúdo-com-Legenda" style:page-layout-name="pageLayout1" draw:style-name="a592">
      <draw:custom-shape svg:x="0in" svg:y="6.52778in" svg:width="10in" svg:height="0.97222in" draw:id="id69" draw:layer="Master1-bg" draw:style-name="a595" draw:name="Retângulo 7">
        <svg:title/>
        <svg:desc/>
        <text:p text:style-name="a594" text:class-names="" text:cond-style-name=""><text:span text:style-name="a5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draw:layer="Master1-bg" draw:style-name="a596" draw:name="Imagem 8" svg:x="3.11111in" svg:y="6.54018in" svg:width="4.01389in" svg:height="0.89533in" style:rel-width="scale" style:rel-height="scale">
        <draw:image xlink:href="media/image1.png" xlink:type="simple" xlink:show="embed" xlink:actuate="onLoad"/>
        <svg:title/>
        <svg:desc/>
      </draw:frame>
      <draw:frame draw:id="id71" presentation:style-name="a600" draw:name="Title 1" svg:x="0.6888in" svg:y="0.5in" svg:width="3.22526in" svg:height="1.75in" presentation:class="title" presentation:placeholder="false">
        <draw:text-box>
          <text:p text:style-name="a599" text:class-names="" text:cond-style-name=""><text:span text:style-name="a597" text:class-names="">Clique para editar o título mestre</text:span><text:span text:style-name="a598" text:class-names=""/></text:p>
        </draw:text-box>
        <svg:title/>
        <svg:desc/>
      </draw:frame>
      <draw:frame draw:id="id72" presentation:style-name="a617" draw:name="Content Placeholder 2" svg:x="4.2513in" svg:y="1.07986in" svg:width="5.0625in" svg:height="5.32986in" presentation:class="object" presentation:placeholder="false">
        <draw:text-box>
          <text:list text:style-name="a603">
            <text:list-item>
              <text:p text:style-name="a602" text:class-names="" text:cond-style-name=""><text:span text:style-name="a601" text:class-names="">Editar estilos de texto Mestre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gundo ní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list text:style-name="a616">
                        <text:list-item>
                          <text:list text:style-name="a616">
                            <text:list-item>
                              <text:p text:style-name="a615" text:class-names="" text:cond-style-name=""><text:span text:style-name="a613" text:class-names="">Quinto nível</text:span><text:span text:style-name="a6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621" draw:name="Text Placeholder 3" svg:x="0.6888in" svg:y="2.25in" svg:width="3.22526in" svg:height="4.1684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Editar estilos de texto Mestre</text:span></text:p>
            </text:list-item>
          </text:list>
        </draw:text-box>
        <svg:title/>
        <svg:desc/>
      </draw:frame>
      <draw:frame draw:id="id74" presentation:style-name="a626" draw:name="Date Placeholder 4" svg:x="0.6875in" svg:y="6.95139in" svg:width="1.875in" svg:height="0.39931in" presentation:class="date-time" presentation:placeholder="false">
        <draw:text-box>
          <text:p text:style-name="a625" text:class-names="" text:cond-style-name=""><text:span text:style-name="a622" text:class-names=""><text:date text:fixed="false" style:data-style-name="a623">16/01/2019</text:date></text:span><text:span text:style-name="a624" text:class-names=""/></text:p>
        </draw:text-box>
        <svg:title/>
        <svg:desc/>
      </draw:frame>
      <draw:frame draw:id="id75" presentation:style-name="a629" draw:name="Footer Placeholder 5" svg:x="2.9375in" svg:y="6.625in" svg:width="4.1875in" svg:height="0.7257in" presentation:class="footer" presentation:placeholder="false">
        <draw:text-box>
          <text:p text:style-name="a628" text:class-names="" text:cond-style-name=""><text:span text:style-name="a627" text:class-names=""/></text:p>
        </draw:text-box>
        <svg:title/>
        <svg:desc/>
      </draw:frame>
      <draw:frame draw:id="id76" presentation:style-name="a633" draw:name="Slide Number Placeholder 6" svg:x="7.54167in" svg:y="6.95139in" svg:width="1.77083in" svg:height="0.39931in" presentation:class="page-number" presentation:placeholder="false">
        <draw:text-box>
          <text:p text:style-name="a632" text:class-names="" text:cond-style-name=""><text:span text:style-name="a630" text:class-names=""><text:page-number style:num-format="1" text:fixed="false">‹nº›</text:page-number></text:span><text:span text:style-name="a631" text:class-names=""/></text:p>
        </draw:text-box>
        <svg:title/>
        <svg:desc/>
      </draw:frame>
      <presentation:notes style:page-layout-name="pageLayout2" draw:style-name="a666">
        <draw:frame draw:id="id7" presentation:style-name="a636" draw:name="Espaço Reservado para Cabeçalho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8" presentation:style-name="a641" draw:name="Espaço Reservado para Data 2" svg:x="4.24826in" svg:y="0in" svg:width="3.25in" svg:height="0.50174in" presentation:class="date-time" presentation:placeholder="false">
          <draw:text-box>
            <text:p text:style-name="a640" text:class-names="" text:cond-style-name=""><text:span text:style-name="a637" text:class-names=""><text:date text:fixed="false" style:data-style-name="a638">16/01/2019</text:date></text:span><text:span text:style-name="a639" text:class-names=""/></text:p>
          </draw:text-box>
          <svg:title/>
          <svg:desc/>
        </draw:frame>
        <draw:page-thumbnail svg:x="1.5in" svg:y="1.25in" svg:width="4.5in" svg:height="3.375in" presentation:class="page" draw:id="id9" presentation:style-name="a642" draw:name="Espaço Reservado para Imagem de Slide 3">
          <svg:title/>
          <svg:desc/>
        </draw:page-thumbnail>
        <draw:frame draw:id="id10" presentation:style-name="a658" draw:name="Espaço Reservado para Anotações 4" svg:x="0.75in" svg:y="4.8125in" svg:width="6in" svg:height="3.9375in" presentation:class="notes" presentation:placeholder="false">
          <draw:text-box>
            <text:p text:style-name="a644" text:class-names="" text:cond-style-name=""><text:span text:style-name="a643" text:class-names="">Editar estilos de texto Mestre</text:span></text:p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45" text:class-names="">Segundo nível</text:span></text:p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p text:style-name="a649" text:class-names="" text:cond-style-name=""><text:span text:style-name="a64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list text:style-name="a653">
                      <text:list-item>
                        <text:list text:style-name="a653">
                          <text:list-item>
                            <text:p text:style-name="a652" text:class-names="" text:cond-style-name=""><text:span text:style-name="a65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list text:style-name="a657">
                              <text:list-item>
                                <text:p text:style-name="a656" text:class-names="" text:cond-style-name=""><text:span text:style-name="a654" text:class-names="">Quinto nível</text:span><text:span text:style-name="a6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61" draw:name="Espaço Reservado para Rodapé 5" svg:x="0in" svg:y="9.49826in" svg:width="3.25in" svg:height="0.50174in" presentation:class="foot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2" presentation:style-name="a665" draw:name="Espaço Reservado para Número de Slide 6" svg:x="4.24826in" svg:y="9.49826in" svg:width="3.25in" svg:height="0.50174in" presentation:class="page-number" presentation:placeholder="false">
          <draw:text-box>
            <text:p text:style-name="a664" text:class-names="" text:cond-style-name=""><text:span text:style-name="a662" text:class-names=""><text:page-number style:num-format="1" text:fixed="false">‹nº›</text:page-number></text:span><text:span text:style-name="a663" text:class-names=""/></text:p>
          </draw:text-box>
          <svg:title/>
          <svg:desc/>
        </draw:frame>
      </presentation:notes>
    </style:master-page>
    <style:master-page style:name="Master1-Layout10-picTx-Imagem-com-Legenda" style:page-layout-name="pageLayout1" draw:style-name="a667">
      <draw:custom-shape svg:x="0in" svg:y="6.52778in" svg:width="10in" svg:height="0.97222in" draw:id="id77" draw:layer="Master1-bg" draw:style-name="a670" draw:name="Retângulo 7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draw:layer="Master1-bg" draw:style-name="a671" draw:name="Imagem 8" svg:x="3.11111in" svg:y="6.54018in" svg:width="4.01389in" svg:height="0.89533in" style:rel-width="scale" style:rel-height="scale">
        <draw:image xlink:href="media/image1.png" xlink:type="simple" xlink:show="embed" xlink:actuate="onLoad"/>
        <svg:title/>
        <svg:desc/>
      </draw:frame>
      <draw:frame draw:id="id79" presentation:style-name="a675" draw:name="Title 1" svg:x="0.6888in" svg:y="0.5in" svg:width="3.22526in" svg:height="1.75in" presentation:class="title" presentation:placeholder="false">
        <draw:text-box>
          <text:p text:style-name="a674" text:class-names="" text:cond-style-name=""><text:span text:style-name="a672" text:class-names="">Clique para editar o título mestre</text:span><text:span text:style-name="a673" text:class-names=""/></text:p>
        </draw:text-box>
        <svg:title/>
        <svg:desc/>
      </draw:frame>
      <draw:frame draw:id="id80" presentation:style-name="a679" draw:name="Picture Placeholder 2" svg:x="4.2513in" svg:y="1.07986in" svg:width="5.0625in" svg:height="5.32986in" presentation:class="graphic" presentation:placeholder="false">
        <draw:text-box>
          <text:p text:style-name="a678" text:class-names="" text:cond-style-name=""><text:span text:style-name="a676" text:class-names="">Clique no ícone para adicionar uma imagem</text:span><text:span text:style-name="a677" text:class-names=""/></text:p>
        </draw:text-box>
        <svg:title/>
        <svg:desc/>
      </draw:frame>
      <draw:frame draw:id="id81" presentation:style-name="a683" draw:name="Text Placeholder 3" svg:x="0.6888in" svg:y="2.25in" svg:width="3.22526in" svg:height="4.1684in" presentation:class="outline" presentation:placeholder="false">
        <draw:text-box>
          <text:list text:style-name="a682">
            <text:list-item>
              <text:p text:style-name="a681" text:class-names="" text:cond-style-name=""><text:span text:style-name="a680" text:class-names="">Editar estilos de texto Mestre</text:span></text:p>
            </text:list-item>
          </text:list>
        </draw:text-box>
        <svg:title/>
        <svg:desc/>
      </draw:frame>
      <draw:frame draw:id="id82" presentation:style-name="a688" draw:name="Date Placeholder 4" svg:x="0.6875in" svg:y="6.95139in" svg:width="1.875in" svg:height="0.39931in" presentation:class="date-time" presentation:placeholder="false">
        <draw:text-box>
          <text:p text:style-name="a687" text:class-names="" text:cond-style-name=""><text:span text:style-name="a684" text:class-names=""><text:date text:fixed="false" style:data-style-name="a685">16/01/2019</text:date></text:span><text:span text:style-name="a686" text:class-names=""/></text:p>
        </draw:text-box>
        <svg:title/>
        <svg:desc/>
      </draw:frame>
      <draw:frame draw:id="id83" presentation:style-name="a691" draw:name="Footer Placeholder 5" svg:x="2.9375in" svg:y="6.625in" svg:width="4.1875in" svg:height="0.7257in" presentation:class="footer" presentation:placeholder="false">
        <draw:text-box>
          <text:p text:style-name="a690" text:class-names="" text:cond-style-name=""><text:span text:style-name="a689" text:class-names=""/></text:p>
        </draw:text-box>
        <svg:title/>
        <svg:desc/>
      </draw:frame>
      <draw:frame draw:id="id84" presentation:style-name="a695" draw:name="Slide Number Placeholder 6" svg:x="7.54167in" svg:y="6.95139in" svg:width="1.77083in" svg:height="0.39931in" presentation:class="page-number" presentation:placeholder="false">
        <draw:text-box>
          <text:p text:style-name="a694" text:class-names="" text:cond-style-name=""><text:span text:style-name="a692" text:class-names=""><text:page-number style:num-format="1" text:fixed="false">‹nº›</text:page-number></text:span><text:span text:style-name="a693" text:class-names=""/></text:p>
        </draw:text-box>
        <svg:title/>
        <svg:desc/>
      </draw:frame>
      <presentation:notes style:page-layout-name="pageLayout2" draw:style-name="a728">
        <draw:frame draw:id="id7" presentation:style-name="a698" draw:name="Espaço Reservado para Cabeçalho 1" svg:x="0in" svg:y="0in" svg:width="3.25in" svg:height="0.50174in" presentation:class="header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8" presentation:style-name="a703" draw:name="Espaço Reservado para Data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699" text:class-names=""><text:date text:fixed="false" style:data-style-name="a700">16/01/2019</text:date></text:span><text:span text:style-name="a701" text:class-names=""/></text:p>
          </draw:text-box>
          <svg:title/>
          <svg:desc/>
        </draw:frame>
        <draw:page-thumbnail svg:x="1.5in" svg:y="1.25in" svg:width="4.5in" svg:height="3.375in" presentation:class="page" draw:id="id9" presentation:style-name="a704" draw:name="Espaço Reservado para Imagem de Slide 3">
          <svg:title/>
          <svg:desc/>
        </draw:page-thumbnail>
        <draw:frame draw:id="id10" presentation:style-name="a720" draw:name="Espaço Reservado para Anotações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Editar estilos de texto Mestre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gundo ní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Quinto ní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23" draw:name="Espaço Reservado para Rodapé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2" presentation:style-name="a727" draw:name="Espaço Reservado para Número de Slide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4" text:class-names=""><text:page-number style:num-format="1" text:fixed="false">‹nº›</text:page-number></text:span><text:span text:style-name="a725" text:class-names=""/></text:p>
          </draw:text-box>
          <svg:title/>
          <svg:desc/>
        </draw:frame>
      </presentation:notes>
    </style:master-page>
    <style:master-page style:name="Master1-Layout11-vertTx-Título-e-Texto-Vertical" style:page-layout-name="pageLayout1" draw:style-name="a729">
      <draw:custom-shape svg:x="0in" svg:y="6.52778in" svg:width="10in" svg:height="0.97222in" draw:id="id85" draw:layer="Master1-bg" draw:style-name="a732" draw:name="Retângulo 6">
        <svg:title/>
        <svg:desc/>
        <text:p text:style-name="a731" text:class-names="" text:cond-style-name=""><text:span text:style-name="a7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draw:layer="Master1-bg" draw:style-name="a733" draw:name="Imagem 7" svg:x="3.11111in" svg:y="6.54018in" svg:width="4.01389in" svg:height="0.89533in" style:rel-width="scale" style:rel-height="scale">
        <draw:image xlink:href="media/image1.png" xlink:type="simple" xlink:show="embed" xlink:actuate="onLoad"/>
        <svg:title/>
        <svg:desc/>
      </draw:frame>
      <draw:frame draw:id="id87" presentation:style-name="a737" draw:name="Title 1" svg:x="0.6875in" svg:y="0.39931in" svg:width="8.625in" svg:height="1.44965in" presentation:class="title" presentation:placeholder="false">
        <draw:text-box>
          <text:p text:style-name="a736" text:class-names="" text:cond-style-name=""><text:span text:style-name="a734" text:class-names="">Clique para editar o título mestre</text:span><text:span text:style-name="a735" text:class-names=""/></text:p>
        </draw:text-box>
        <svg:title/>
        <svg:desc/>
      </draw:frame>
      <draw:frame draw:id="id88" presentation:style-name="a754" draw:name="Vertical Text Placeholder 2" svg:x="0.6875in" svg:y="1.95486in" svg:width="8.625in" svg:height="4.42361in" presentation:class="outline" presentation:placeholder="false">
        <draw:text-box>
          <text:list text:style-name="a740">
            <text:list-item>
              <text:p text:style-name="a739" text:class-names="" text:cond-style-name=""><text:span text:style-name="a738" text:class-names="">Editar estilos de texto Mestre</text:span></text:p>
            </text:list-item>
          </text:list>
          <text:list text:style-name="a743">
            <text:list-item>
              <text:list text:style-name="a743">
                <text:list-item>
                  <text:p text:style-name="a742" text:class-names="" text:cond-style-name=""><text:span text:style-name="a741" text:class-names="">Segundo nível</text:span></text:p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p text:style-name="a745" text:class-names="" text:cond-style-name=""><text:span text:style-name="a74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list text:style-name="a749">
                        <text:list-item>
                          <text:p text:style-name="a748" text:class-names="" text:cond-style-name=""><text:span text:style-name="a74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list text:style-name="a753">
                            <text:list-item>
                              <text:p text:style-name="a752" text:class-names="" text:cond-style-name=""><text:span text:style-name="a750" text:class-names="">Quinto nível</text:span><text:span text:style-name="a7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759" draw:name="Date Placeholder 3" svg:x="0.6875in" svg:y="6.95139in" svg:width="1.875in" svg:height="0.39931in" presentation:class="date-time" presentation:placeholder="false">
        <draw:text-box>
          <text:p text:style-name="a758" text:class-names="" text:cond-style-name=""><text:span text:style-name="a755" text:class-names=""><text:date text:fixed="false" style:data-style-name="a756">16/01/2019</text:date></text:span><text:span text:style-name="a757" text:class-names=""/></text:p>
        </draw:text-box>
        <svg:title/>
        <svg:desc/>
      </draw:frame>
      <draw:frame draw:id="id90" presentation:style-name="a762" draw:name="Footer Placeholder 4" svg:x="2.9375in" svg:y="6.625in" svg:width="4.1875in" svg:height="0.7257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91" presentation:style-name="a766" draw:name="Slide Number Placeholder 5" svg:x="7.54167in" svg:y="6.95139in" svg:width="1.77083in" svg:height="0.39931in" presentation:class="page-number" presentation:placeholder="false">
        <draw:text-box>
          <text:p text:style-name="a765" text:class-names="" text:cond-style-name=""><text:span text:style-name="a763" text:class-names=""><text:page-number style:num-format="1" text:fixed="false">‹nº›</text:page-number></text:span><text:span text:style-name="a764" text:class-names=""/></text:p>
        </draw:text-box>
        <svg:title/>
        <svg:desc/>
      </draw:frame>
      <presentation:notes style:page-layout-name="pageLayout2" draw:style-name="a799">
        <draw:frame draw:id="id7" presentation:style-name="a769" draw:name="Espaço Reservado para Cabeçalho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8" presentation:style-name="a774" draw:name="Espaço Reservado para Data 2" svg:x="4.24826in" svg:y="0in" svg:width="3.25in" svg:height="0.50174in" presentation:class="date-time" presentation:placeholder="false">
          <draw:text-box>
            <text:p text:style-name="a773" text:class-names="" text:cond-style-name=""><text:span text:style-name="a770" text:class-names=""><text:date text:fixed="false" style:data-style-name="a771">16/01/2019</text:date></text:span><text:span text:style-name="a772" text:class-names=""/></text:p>
          </draw:text-box>
          <svg:title/>
          <svg:desc/>
        </draw:frame>
        <draw:page-thumbnail svg:x="1.5in" svg:y="1.25in" svg:width="4.5in" svg:height="3.375in" presentation:class="page" draw:id="id9" presentation:style-name="a775" draw:name="Espaço Reservado para Imagem de Slide 3">
          <svg:title/>
          <svg:desc/>
        </draw:page-thumbnail>
        <draw:frame draw:id="id10" presentation:style-name="a791" draw:name="Espaço Reservado para Anotações 4" svg:x="0.75in" svg:y="4.8125in" svg:width="6in" svg:height="3.9375in" presentation:class="notes" presentation:placeholder="false">
          <draw:text-box>
            <text:p text:style-name="a777" text:class-names="" text:cond-style-name=""><text:span text:style-name="a776" text:class-names="">Editar estilos de texto Mestre</text:span></text:p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Segundo nível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list text:style-name="a790">
                          <text:list-item>
                            <text:list text:style-name="a790">
                              <text:list-item>
                                <text:p text:style-name="a789" text:class-names="" text:cond-style-name=""><text:span text:style-name="a787" text:class-names="">Quinto nível</text:span><text:span text:style-name="a7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94" draw:name="Espaço Reservado para Rodapé 5" svg:x="0in" svg:y="9.49826in" svg:width="3.25in" svg:height="0.50174in" presentation:class="foot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12" presentation:style-name="a798" draw:name="Espaço Reservado para Número de Slide 6" svg:x="4.24826in" svg:y="9.49826in" svg:width="3.25in" svg:height="0.50174in" presentation:class="page-number" presentation:placeholder="false">
          <draw:text-box>
            <text:p text:style-name="a797" text:class-names="" text:cond-style-name=""><text:span text:style-name="a795" text:class-names=""><text:page-number style:num-format="1" text:fixed="false">‹nº›</text:page-number></text:span><text:span text:style-name="a796" text:class-names=""/></text:p>
          </draw:text-box>
          <svg:title/>
          <svg:desc/>
        </draw:frame>
      </presentation:notes>
    </style:master-page>
    <style:master-page style:name="Master1-Layout12-vertTitleAndTx-Texto-e-Título-Vertical" style:page-layout-name="pageLayout1" draw:style-name="a800">
      <draw:custom-shape svg:x="0in" svg:y="6.52778in" svg:width="10in" svg:height="0.97222in" draw:id="id92" draw:layer="Master1-bg" draw:style-name="a803" draw:name="Retângulo 6">
        <svg:title/>
        <svg:desc/>
        <text:p text:style-name="a802" text:class-names="" text:cond-style-name=""><text:span text:style-name="a8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3" draw:layer="Master1-bg" draw:style-name="a804" draw:name="Imagem 7" svg:x="3.11111in" svg:y="6.54018in" svg:width="4.01389in" svg:height="0.89533in" style:rel-width="scale" style:rel-height="scale">
        <draw:image xlink:href="media/image1.png" xlink:type="simple" xlink:show="embed" xlink:actuate="onLoad"/>
        <svg:title/>
        <svg:desc/>
      </draw:frame>
      <draw:frame draw:id="id94" presentation:style-name="a808" draw:name="Vertical Title 1" svg:x="7.15625in" svg:y="0.39931in" svg:width="2.15625in" svg:height="6.3559in" presentation:class="title" presentation:placeholder="false">
        <draw:text-box>
          <text:p text:style-name="a807" text:class-names="" text:cond-style-name=""><text:span text:style-name="a805" text:class-names="">Clique para editar o título mestre</text:span><text:span text:style-name="a806" text:class-names=""/></text:p>
        </draw:text-box>
        <svg:title/>
        <svg:desc/>
      </draw:frame>
      <draw:frame draw:id="id95" presentation:style-name="a825" draw:name="Vertical Text Placeholder 2" svg:x="0.6875in" svg:y="0.39931in" svg:width="6.34375in" svg:height="6.3559in" presentation:class="outline" presentation:placeholder="false">
        <draw:text-box>
          <text:list text:style-name="a811">
            <text:list-item>
              <text:p text:style-name="a810" text:class-names="" text:cond-style-name=""><text:span text:style-name="a809" text:class-names="">Editar estilos de texto Mestre</text:span></text:p>
            </text:list-item>
          </text:list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Segundo nível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1" text:class-names="">Quinto nível</text:span><text:span text:style-name="a8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830" draw:name="Date Placeholder 3" svg:x="0.6875in" svg:y="6.95139in" svg:width="1.875in" svg:height="0.39931in" presentation:class="date-time" presentation:placeholder="false">
        <draw:text-box>
          <text:p text:style-name="a829" text:class-names="" text:cond-style-name=""><text:span text:style-name="a826" text:class-names=""><text:date text:fixed="false" style:data-style-name="a827">16/01/2019</text:date></text:span><text:span text:style-name="a828" text:class-names=""/></text:p>
        </draw:text-box>
        <svg:title/>
        <svg:desc/>
      </draw:frame>
      <draw:frame draw:id="id97" presentation:style-name="a833" draw:name="Footer Placeholder 4" svg:x="2.9375in" svg:y="6.625in" svg:width="4.1875in" svg:height="0.7257in" presentation:class="foot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98" presentation:style-name="a837" draw:name="Slide Number Placeholder 5" svg:x="7.54167in" svg:y="6.95139in" svg:width="1.77083in" svg:height="0.39931in" presentation:class="page-number" presentation:placeholder="false">
        <draw:text-box>
          <text:p text:style-name="a836" text:class-names="" text:cond-style-name=""><text:span text:style-name="a834" text:class-names=""><text:page-number style:num-format="1" text:fixed="false">‹nº›</text:page-number></text:span><text:span text:style-name="a835" text:class-names=""/></text:p>
        </draw:text-box>
        <svg:title/>
        <svg:desc/>
      </draw:frame>
      <presentation:notes style:page-layout-name="pageLayout2" draw:style-name="a870">
        <draw:frame draw:id="id7" presentation:style-name="a840" draw:name="Espaço Reservado para Cabeçalho 1" svg:x="0in" svg:y="0in" svg:width="3.25in" svg:height="0.50174in" presentation:class="head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8" presentation:style-name="a845" draw:name="Espaço Reservado para Data 2" svg:x="4.24826in" svg:y="0in" svg:width="3.25in" svg:height="0.50174in" presentation:class="date-time" presentation:placeholder="false">
          <draw:text-box>
            <text:p text:style-name="a844" text:class-names="" text:cond-style-name=""><text:span text:style-name="a841" text:class-names=""><text:date text:fixed="false" style:data-style-name="a842">16/01/2019</text:date></text:span><text:span text:style-name="a843" text:class-names=""/></text:p>
          </draw:text-box>
          <svg:title/>
          <svg:desc/>
        </draw:frame>
        <draw:page-thumbnail svg:x="1.5in" svg:y="1.25in" svg:width="4.5in" svg:height="3.375in" presentation:class="page" draw:id="id9" presentation:style-name="a846" draw:name="Espaço Reservado para Imagem de Slide 3">
          <svg:title/>
          <svg:desc/>
        </draw:page-thumbnail>
        <draw:frame draw:id="id10" presentation:style-name="a862" draw:name="Espaço Reservado para Anotações 4" svg:x="0.75in" svg:y="4.8125in" svg:width="6in" svg:height="3.9375in" presentation:class="notes" presentation:placeholder="false">
          <draw:text-box>
            <text:p text:style-name="a848" text:class-names="" text:cond-style-name=""><text:span text:style-name="a847" text:class-names="">Editar estilos de texto Mestre</text:span></text:p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9" text:class-names="">Segundo nível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list text:style-name="a854">
                      <text:list-item>
                        <text:p text:style-name="a853" text:class-names="" text:cond-style-name=""><text:span text:style-name="a85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list text:style-name="a857">
                      <text:list-item>
                        <text:list text:style-name="a857">
                          <text:list-item>
                            <text:p text:style-name="a856" text:class-names="" text:cond-style-name=""><text:span text:style-name="a85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list text:style-name="a861">
                          <text:list-item>
                            <text:list text:style-name="a861">
                              <text:list-item>
                                <text:p text:style-name="a860" text:class-names="" text:cond-style-name=""><text:span text:style-name="a858" text:class-names="">Quinto nível</text:span><text:span text:style-name="a8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65" draw:name="Espaço Reservado para Rodapé 5" svg:x="0in" svg:y="9.49826in" svg:width="3.25in" svg:height="0.50174in" presentation:class="footer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12" presentation:style-name="a869" draw:name="Espaço Reservado para Número de Slide 6" svg:x="4.24826in" svg:y="9.49826in" svg:width="3.25in" svg:height="0.50174in" presentation:class="page-number" presentation:placeholder="false">
          <draw:text-box>
            <text:p text:style-name="a868" text:class-names="" text:cond-style-name=""><text:span text:style-name="a866" text:class-names=""><text:page-number style:num-format="1" text:fixed="false">‹nº›</text:page-number></text:span><text:span text:style-name="a86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Elmo Neto</meta:initial-creator>
    <dc:creator>Elmo Neto</dc:creator>
    <meta:creation-date>2019-01-16T02:05:41Z</meta:creation-date>
    <dc:date>2019-01-16T02:53:08Z</dc:date>
    <meta:template xlink:href="Office%20Theme" xlink:type="simple"/>
    <meta:editing-cycles>4</meta:editing-cycles>
    <meta:editing-duration>PT2551S</meta:editing-duration>
    <meta:document-statistic meta:paragraph-count="12" meta:word-count="20"/>
  </office:meta>
</office:document-meta>
</file>